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6dec" officeooo:paragraph-rsid="000d6d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us avons réalisés ce projet en binôme à partir du samedi 24 septembre, le programme de ce projet a été réalisé sur Code::Blocks e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1T14:43:46.831000000</meta:creation-date>
    <dc:date>2016-10-01T15:21:09.466000000</dc:date>
    <meta:editing-duration>PT37M23S</meta:editing-duration>
    <meta:editing-cycles>1</meta:editing-cycles>
    <meta:document-statistic meta:table-count="0" meta:image-count="0" meta:object-count="0" meta:page-count="1" meta:paragraph-count="1" meta:word-count="24" meta:character-count="133" meta:non-whitespace-character-count="109"/>
    <meta:generator>LibreOffice/5.1.0.2$Windows_x86 LibreOffice_project/ecd3574d51754b043f865cf5bafee286d24db7cc</meta:generator>
  </office:meta>
</office:document-meta>
</file>